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2" style:family="paragraph" style:parent-style-name="Normal" style:list-style-name="L3">
      <style:text-properties style:font-name="Constantia" officeooo:rsid="0037fc33" officeooo:paragraph-rsid="00391f96" style:font-name-complex="Constantia"/>
    </style:style>
    <style:style style:name="P3" style:family="paragraph" style:parent-style-name="List_20_Paragraph" style:list-style-name="L1">
      <style:text-properties officeooo:paragraph-rsid="001da4e7"/>
    </style:style>
    <style:style style:name="P4" style:family="paragraph" style:parent-style-name="List_20_Paragraph" style:list-style-name="L1">
      <style:text-properties style:font-name="Constantia" officeooo:rsid="003d95f6" officeooo:paragraph-rsid="003d95f6" style:font-name-complex="Constantia"/>
    </style:style>
    <style:style style:name="P5" style:family="paragraph" style:parent-style-name="List_20_Paragraph" style:list-style-name="L1">
      <style:text-properties style:font-name="Constantia" officeooo:rsid="00223f35" officeooo:paragraph-rsid="003ab5ec" style:font-name-complex="Constantia"/>
    </style:style>
    <style:style style:name="P6" style:family="paragraph" style:parent-style-name="List_20_Paragraph" style:list-style-name="L1">
      <style:text-properties style:font-name="Constantia" style:font-name-complex="Constantia"/>
    </style:style>
    <style:style style:name="P7" style:family="paragraph" style:parent-style-name="List_20_Paragraph" style:list-style-name="L1">
      <style:text-properties style:font-name="Constantia" officeooo:paragraph-rsid="0037d91f" style:font-name-complex="Constantia"/>
    </style:style>
    <style:style style:name="P8" style:family="paragraph" style:parent-style-name="List_20_Paragraph" style:list-style-name="L1">
      <style:text-properties style:font-name="Constantia" officeooo:rsid="00313042" officeooo:paragraph-rsid="00313042" style:font-name-complex="Constantia"/>
    </style:style>
    <style:style style:name="P9" style:family="paragraph" style:parent-style-name="List_20_Paragraph" style:list-style-name="L1">
      <style:text-properties style:font-name="Constantia" officeooo:rsid="003d7d14" officeooo:paragraph-rsid="003d7d14" style:font-name-complex="Constantia"/>
    </style:style>
    <style:style style:name="P10" style:family="paragraph" style:parent-style-name="List_20_Paragraph" style:list-style-name="L1">
      <style:text-properties style:font-name="Constantia" officeooo:rsid="00226ac8" officeooo:paragraph-rsid="00226ac8" style:font-name-complex="Constantia"/>
    </style:style>
    <style:style style:name="P11" style:family="paragraph" style:parent-style-name="List_20_Paragraph" style:list-style-name="L2">
      <style:text-properties style:font-name="Constantia" style:font-name-complex="Constantia"/>
    </style:style>
    <style:style style:name="P12" style:family="paragraph" style:parent-style-name="List_20_Paragraph" style:list-style-name="L1">
      <style:paragraph-properties fo:margin-left="0in" fo:margin-right="0in" fo:text-indent="0in" style:auto-text-indent="false"/>
      <style:text-properties style:font-name="Constantia" officeooo:rsid="00391f96" officeooo:paragraph-rsid="00391f96" style:font-name-complex="Constantia"/>
    </style:style>
    <style:style style:name="T1" style:family="text">
      <style:text-properties style:font-name="Constantia" officeooo:rsid="001da4e7" style:font-name-complex="Constantia" style:language-complex="he" style:country-complex="IL"/>
    </style:style>
    <style:style style:name="T2" style:family="text">
      <style:text-properties style:font-name="Constantia" officeooo:rsid="00216f61" style:font-name-complex="Constantia" style:language-complex="he" style:country-complex="IL"/>
    </style:style>
    <style:style style:name="T3" style:family="text">
      <style:text-properties officeooo:rsid="00391f96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Short-term</text:span>:</text:p>
      <text:list xml:id="list3690846828" text:style-name="L1">
        <text:list-item>
          <text:p text:style-name="P4">Continue verse re-copying</text:p>
        </text:list-item>
        <text:list-item>
          <text:p text:style-name="P5">Torah service text—misheberakhs etc</text:p>
        </text:list-item>
        <text:list-item>
          <text:p text:style-name="P3"><text:span text:style-name="Default_20_Paragraph_20_Font"><text:span text:style-name="T1">Pluralize yehi ratzon for guests</text:span></text:span></text:p>
        </text:list-item>
        <text:list-item>
          <text:p text:style-name="P7"><text:span text:style-name="Default_20_Paragraph_20_Font"><text:span text:style-name="T2">Figure out how to organize holiday musaf</text:span></text:span></text:p>
        </text:list-item>
        <text:list-item>
          <text:p text:style-name="P6">Shabbat mincha kedusha is screwed up</text:p>
        </text:list-item>
        <text:list-item>
          <text:p text:style-name="P6">Bentshing (bamarom) has messed up formatting</text:p>
        </text:list-item>
        <text:list-item>
          <text:p text:style-name="P8">Make kaddish responses clearer</text:p>
        </text:list-item>
        <text:list-item>
          <text:p text:style-name="P9">Clean up bibliography</text:p>
          <text:p text:style-name="P12">Long-term</text:p>
        </text:list-item>
        <text:list-item>
          <text:p text:style-name="P10">Find out why some things have less line spacing (mizmor shir chanukkat habayit)</text:p>
        </text:list-item>
      </text:list>
      <text:list xml:id="list327902063" text:style-name="L2">
        <text:list-item>
          <text:p text:style-name="P11">Rashi script for instructions</text:p>
        </text:list-item>
        <text:list-item>
          <text:p text:style-name="P11">Stretchy letters</text:p>
        </text:list-item>
        <text:list-item>
          <text:p text:style-name="P11">Bold for shva na'</text:p>
        </text:list-item>
      </text:list>
      <text:list xml:id="list3982205342" text:style-name="L3">
        <text:list-item>
          <text:p text:style-name="P2">Bilingual instru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5-16T22:24:41.451000000</dc:date>
    <meta:editing-cycles>31</meta:editing-cycles>
    <meta:editing-duration>PT15H46M15S</meta:editing-duration>
    <meta:document-statistic meta:table-count="0" meta:image-count="0" meta:object-count="0" meta:page-count="1" meta:paragraph-count="15" meta:word-count="80" meta:character-count="460" meta:non-whitespace-character-count="410"/>
    <meta:template xlink:type="simple" xlink:actuate="onRequest" xlink:title="" xlink:href="Normal.dotm"/>
  </office:meta>
</office:document-meta>
</file>